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2.1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81mm"/>
    </style:style>
    <style:style style:name="co8" style:family="table-column">
      <style:table-column-properties fo:break-before="auto" style:column-width="19.97mm"/>
    </style:style>
    <style:style style:name="co9" style:family="table-column">
      <style:table-column-properties fo:break-before="auto" style:column-width="73.94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1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0099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dd4814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5" table:default-cell-style-name="ce1"/>
        <table:table-column table:style-name="co9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Session Name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N.º Filters </text:p>
          </table:table-cell>
          <table:table-cell office:value-type="string" calcext:value-type="string">
            <text:p>Kernel Size </text:p>
          </table:table-cell>
          <table:table-cell office:value-type="string" calcext:value-type="string">
            <text:p>BatchSize</text:p>
          </table:table-cell>
          <table:table-cell office:value-type="string" calcext:value-type="string">
            <text:p>lambda_l2</text:p>
          </table:table-cell>
          <table:table-cell office:value-type="string" calcext:value-type="string">
            <text:p>learnging rate</text:p>
          </table:table-cell>
          <table:table-cell office:value-type="string" calcext:value-type="string">
            <text:p>Decay rate</text:p>
          </table:table-cell>
          <table:table-cell office:value-type="string" calcext:value-type="string">
            <text:p>N.º iters</text:p>
          </table:table-cell>
          <table:table-cell office:value-type="string" calcext:value-type="string">
            <text:p>Latent layer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Comment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_over_cvae 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9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59.25" calcext:value-type="float">
            <text:p>59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1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7" office:value-type="float" office:value="22.323" calcext:value-type="float">
            <text:p>22,3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7" office:value-type="float" office:value="22.65" calcext:value-type="float">
            <text:p>22,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est_over_cvae 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7" office:value-type="string" calcext:value-type="string">
            <text:p>Ro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4.07" calcext:value-type="float">
            <text:p>24,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5.06" calcext:value-type="float">
            <text:p>25,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22" office:value-type="float" office:value="1000" calcext:value-type="float">
            <text:p>1000</text:p>
          </table:table-cell>
          <table:table-cell office:value-type="float" office:value="20.85" calcext:value-type="float">
            <text:p>20,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30.98" calcext:value-type="float">
            <text:p>30,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39.41" calcext:value-type="float">
            <text:p>39,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4000" calcext:value-type="float">
            <text:p>4000</text:p>
          </table:table-cell>
          <table:table-cell table:style-name="ce22" office:value-type="float" office:value="1000" calcext:value-type="float">
            <text:p>1000</text:p>
          </table:table-cell>
          <table:table-cell office:value-type="float" office:value="19.32" calcext:value-type="float">
            <text:p>19,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17.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4000" calcext:value-type="float">
            <text:p>400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8.01" calcext:value-type="float">
            <text:p>18,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1.92" calcext:value-type="float">
            <text:p>11,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string" calcext:value-type="string">
            <text:p>11500(inf)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0.41" calcext:value-type="float">
            <text:p>10,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:16:32:64</text:p>
          </table:table-cell>
          <table:table-cell table:style-name="ce12" office:value-type="time" office:time-value="PT05H05M05S" calcext:value-type="time">
            <text:p>05:05:0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test_over_cvae 2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:16:32:64</text:p>
          </table:table-cell>
          <table:table-cell table:style-name="ce13" office:value-type="time" office:time-value="PT05H05M03S" calcext:value-type="time">
            <text:p>05:05:03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8860" calcext:value-type="float">
            <text:p>1886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Execution problem, no graphs generat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_over_cvae 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1:16:32:64</text:p>
          </table:table-cell>
          <table:table-cell table:style-name="ce13" office:value-type="time" office:time-value="PT05H05M03S" calcext:value-type="time">
            <text:p>05:05:03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8" office:value-type="float" office:value="0.001" calcext:value-type="float">
            <text:p>0,001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55.3" calcext:value-type="float">
            <text:p>55,3</text:p>
          </table:table-cell>
          <table:table-cell office:value-type="string" calcext:value-type="string">
            <text:p>Too much decay rate indicated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6:11:18.80187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12:44.166081680</meta:creation-date>
    <dc:date>2017-09-17T16:27:49.247071212</dc:date>
    <meta:editing-duration>PT2H8M26S</meta:editing-duration>
    <meta:editing-cycles>12</meta:editing-cycles>
    <meta:generator>LibreOffice/5.1.6.2$Linux_X86_64 LibreOffice_project/10m0$Build-2</meta:generator>
    <meta:document-statistic meta:table-count="1" meta:cell-count="253" meta:object-count="0"/>
  </office:meta>
</office:document-meta>
</file>